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48.02pt" svg:y="102.42pt">
            <loext:p draw:notify-on-update-of-ranges="Sheet1.H2:Sheet1.H7 Sheet1.I2:Sheet1.I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0.0s</text:p>
          </table:table-cell>
          <table:table-cell table:style-name="ce1" office:value-type="string" calcext:value-type="string">
            <text:p>0.2s</text:p>
          </table:table-cell>
          <table:table-cell table:style-name="ce1" office:value-type="string" calcext:value-type="string">
            <text:p>0.4s</text:p>
          </table:table-cell>
          <table:table-cell table:style-name="ce1" office:value-type="string" calcext:value-type="string">
            <text:p>0.6s</text:p>
          </table:table-cell>
          <table:table-cell table:style-name="ce1" office:value-type="string" calcext:value-type="string">
            <text:p>0.8s</text:p>
          </table:table-cell>
          <table:table-cell table:style-name="ce1" office:value-type="string" calcext:value-type="string">
            <text:p>1.0s</text:p>
          </table:table-cell>
          <table:table-cell/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.00050846" calcext:value-type="float">
            <text:p>0.00050846</text:p>
          </table:table-cell>
          <table:table-cell office:value-type="float" office:value="0.0007456" calcext:value-type="float">
            <text:p>0.0007456</text:p>
          </table:table-cell>
          <table:table-cell office:value-type="float" office:value="0.0007294" calcext:value-type="float">
            <text:p>0.0007294</text:p>
          </table:table-cell>
          <table:table-cell office:value-type="float" office:value="0.00072982" calcext:value-type="float">
            <text:p>0.00072982</text:p>
          </table:table-cell>
          <table:table-cell office:value-type="float" office:value="0.00078252" calcext:value-type="float">
            <text:p>0.00078252</text:p>
          </table:table-cell>
          <table:table-cell office:value-type="float" office:value="0.0007227" calcext:value-type="float">
            <text:p>0.0007227</text:p>
          </table:table-cell>
          <table:table-cell/>
          <table:table-cell office:value-type="string" calcext:value-type="string">
            <text:p>0.0s</text:p>
          </table:table-cell>
          <table:table-cell table:formula="of:=SUM([.A2:.A31])/30" office:value-type="float" office:value="0.000486288" calcext:value-type="float">
            <text:p>0.000486288</text:p>
          </table:table-cell>
        </table:table-row>
        <table:table-row table:style-name="ro1">
          <table:table-cell office:value-type="float" office:value="0.00052882" calcext:value-type="float">
            <text:p>0.00052882</text:p>
          </table:table-cell>
          <table:table-cell office:value-type="float" office:value="0.00077098" calcext:value-type="float">
            <text:p>0.00077098</text:p>
          </table:table-cell>
          <table:table-cell office:value-type="float" office:value="0.00074116" calcext:value-type="float">
            <text:p>0.00074116</text:p>
          </table:table-cell>
          <table:table-cell office:value-type="float" office:value="0.00079066" calcext:value-type="float">
            <text:p>0.00079066</text:p>
          </table:table-cell>
          <table:table-cell office:value-type="float" office:value="0.00076184" calcext:value-type="float">
            <text:p>0.00076184</text:p>
          </table:table-cell>
          <table:table-cell office:value-type="float" office:value="0.00082948" calcext:value-type="float">
            <text:p>0.00082948</text:p>
          </table:table-cell>
          <table:table-cell/>
          <table:table-cell office:value-type="string" calcext:value-type="string">
            <text:p>0.2s</text:p>
          </table:table-cell>
          <table:table-cell table:formula="of:=SUM([.B2:.B31])/30" office:value-type="float" office:value="0.000741036" calcext:value-type="float">
            <text:p>0.000741036</text:p>
          </table:table-cell>
        </table:table-row>
        <table:table-row table:style-name="ro1">
          <table:table-cell office:value-type="float" office:value="0.0004348" calcext:value-type="float">
            <text:p>0.0004348</text:p>
          </table:table-cell>
          <table:table-cell office:value-type="float" office:value="0.00073912" calcext:value-type="float">
            <text:p>0.00073912</text:p>
          </table:table-cell>
          <table:table-cell office:value-type="float" office:value="0.00075848" calcext:value-type="float">
            <text:p>0.00075848</text:p>
          </table:table-cell>
          <table:table-cell office:value-type="float" office:value="0.00076972" calcext:value-type="float">
            <text:p>0.00076972</text:p>
          </table:table-cell>
          <table:table-cell office:value-type="float" office:value="0.0007582" calcext:value-type="float">
            <text:p>0.0007582</text:p>
          </table:table-cell>
          <table:table-cell office:value-type="float" office:value="0.00079062" calcext:value-type="float">
            <text:p>0.00079062</text:p>
          </table:table-cell>
          <table:table-cell/>
          <table:table-cell office:value-type="string" calcext:value-type="string">
            <text:p>0.4s</text:p>
          </table:table-cell>
          <table:table-cell table:formula="of:=SUM([.C2:.C31])/30" office:value-type="float" office:value="0.000723551333333333" calcext:value-type="float">
            <text:p>0.000723551333333</text:p>
          </table:table-cell>
        </table:table-row>
        <table:table-row table:style-name="ro1">
          <table:table-cell office:value-type="float" office:value="0.00053718" calcext:value-type="float">
            <text:p>0.00053718</text:p>
          </table:table-cell>
          <table:table-cell office:value-type="float" office:value="0.0007553" calcext:value-type="float">
            <text:p>0.0007553</text:p>
          </table:table-cell>
          <table:table-cell office:value-type="float" office:value="0.00070734" calcext:value-type="float">
            <text:p>0.00070734</text:p>
          </table:table-cell>
          <table:table-cell office:value-type="float" office:value="0.0007826" calcext:value-type="float">
            <text:p>0.0007826</text:p>
          </table:table-cell>
          <table:table-cell office:value-type="float" office:value="0.00073624" calcext:value-type="float">
            <text:p>0.00073624</text:p>
          </table:table-cell>
          <table:table-cell office:value-type="float" office:value="0.00082288" calcext:value-type="float">
            <text:p>0.00082288</text:p>
          </table:table-cell>
          <table:table-cell/>
          <table:table-cell office:value-type="string" calcext:value-type="string">
            <text:p>0.6s</text:p>
          </table:table-cell>
          <table:table-cell table:formula="of:=SUM([.D2:.D31])/30" office:value-type="float" office:value="0.000785791333333333" calcext:value-type="float">
            <text:p>0.000785791333333</text:p>
          </table:table-cell>
        </table:table-row>
        <table:table-row table:style-name="ro1">
          <table:table-cell office:value-type="float" office:value="0.00052554" calcext:value-type="float">
            <text:p>0.00052554</text:p>
          </table:table-cell>
          <table:table-cell office:value-type="float" office:value="0.0007337" calcext:value-type="float">
            <text:p>0.0007337</text:p>
          </table:table-cell>
          <table:table-cell office:value-type="float" office:value="0.00068908" calcext:value-type="float">
            <text:p>0.00068908</text:p>
          </table:table-cell>
          <table:table-cell office:value-type="float" office:value="0.00079076" calcext:value-type="float">
            <text:p>0.00079076</text:p>
          </table:table-cell>
          <table:table-cell office:value-type="float" office:value="0.00076468" calcext:value-type="float">
            <text:p>0.00076468</text:p>
          </table:table-cell>
          <table:table-cell office:value-type="float" office:value="0.00081628" calcext:value-type="float">
            <text:p>0.00081628</text:p>
          </table:table-cell>
          <table:table-cell/>
          <table:table-cell office:value-type="string" calcext:value-type="string">
            <text:p>0.8s</text:p>
          </table:table-cell>
          <table:table-cell table:formula="of:=SUM([.E2:.E31])/30" office:value-type="float" office:value="0.000789822666666667" calcext:value-type="float">
            <text:p>0.000789822666667</text:p>
          </table:table-cell>
        </table:table-row>
        <table:table-row table:style-name="ro1">
          <table:table-cell office:value-type="float" office:value="0.00053002" calcext:value-type="float">
            <text:p>0.00053002</text:p>
          </table:table-cell>
          <table:table-cell office:value-type="float" office:value="0.00071176" calcext:value-type="float">
            <text:p>0.00071176</text:p>
          </table:table-cell>
          <table:table-cell office:value-type="float" office:value="0.00065954" calcext:value-type="float">
            <text:p>0.00065954</text:p>
          </table:table-cell>
          <table:table-cell office:value-type="float" office:value="0.00078442" calcext:value-type="float">
            <text:p>0.00078442</text:p>
          </table:table-cell>
          <table:table-cell office:value-type="float" office:value="0.0007709" calcext:value-type="float">
            <text:p>0.0007709</text:p>
          </table:table-cell>
          <table:table-cell office:value-type="float" office:value="0.00084382" calcext:value-type="float">
            <text:p>0.00084382</text:p>
          </table:table-cell>
          <table:table-cell/>
          <table:table-cell office:value-type="string" calcext:value-type="string">
            <text:p>1.0s</text:p>
          </table:table-cell>
          <table:table-cell table:formula="of:=SUM([.F2:.F31])/30" office:value-type="float" office:value="0.000806076666666667" calcext:value-type="float">
            <text:p>0.000806076666667</text:p>
          </table:table-cell>
        </table:table-row>
        <table:table-row table:style-name="ro1">
          <table:table-cell office:value-type="float" office:value="0.00053632" calcext:value-type="float">
            <text:p>0.00053632</text:p>
          </table:table-cell>
          <table:table-cell office:value-type="float" office:value="0.00074366" calcext:value-type="float">
            <text:p>0.00074366</text:p>
          </table:table-cell>
          <table:table-cell office:value-type="float" office:value="0.0007584" calcext:value-type="float">
            <text:p>0.0007584</text:p>
          </table:table-cell>
          <table:table-cell office:value-type="float" office:value="0.00078884" calcext:value-type="float">
            <text:p>0.00078884</text:p>
          </table:table-cell>
          <table:table-cell office:value-type="float" office:value="0.00077526" calcext:value-type="float">
            <text:p>0.00077526</text:p>
          </table:table-cell>
          <table:table-cell office:value-type="float" office:value="0.00078934" calcext:value-type="float">
            <text:p>0.00078934</text:p>
          </table:table-cell>
          <table:table-cell table:number-columns-repeated="3"/>
        </table:table-row>
        <table:table-row table:style-name="ro1">
          <table:table-cell office:value-type="float" office:value="0.00049404" calcext:value-type="float">
            <text:p>0.00049404</text:p>
          </table:table-cell>
          <table:table-cell office:value-type="float" office:value="0.00074998" calcext:value-type="float">
            <text:p>0.00074998</text:p>
          </table:table-cell>
          <table:table-cell office:value-type="float" office:value="0.00074276" calcext:value-type="float">
            <text:p>0.00074276</text:p>
          </table:table-cell>
          <table:table-cell office:value-type="float" office:value="0.00077668" calcext:value-type="float">
            <text:p>0.00077668</text:p>
          </table:table-cell>
          <table:table-cell office:value-type="float" office:value="0.00075828" calcext:value-type="float">
            <text:p>0.00075828</text:p>
          </table:table-cell>
          <table:table-cell office:value-type="float" office:value="0.0007947" calcext:value-type="float">
            <text:p>0.0007947</text:p>
          </table:table-cell>
          <table:table-cell table:number-columns-repeated="3"/>
        </table:table-row>
        <table:table-row table:style-name="ro1">
          <table:table-cell office:value-type="float" office:value="0.00052034" calcext:value-type="float">
            <text:p>0.00052034</text:p>
          </table:table-cell>
          <table:table-cell office:value-type="float" office:value="0.00080316" calcext:value-type="float">
            <text:p>0.00080316</text:p>
          </table:table-cell>
          <table:table-cell office:value-type="float" office:value="0.00069516" calcext:value-type="float">
            <text:p>0.00069516</text:p>
          </table:table-cell>
          <table:table-cell office:value-type="float" office:value="0.00076488" calcext:value-type="float">
            <text:p>0.00076488</text:p>
          </table:table-cell>
          <table:table-cell office:value-type="float" office:value="0.00087028" calcext:value-type="float">
            <text:p>0.00087028</text:p>
          </table:table-cell>
          <table:table-cell office:value-type="float" office:value="0.00082762" calcext:value-type="float">
            <text:p>0.00082762</text:p>
          </table:table-cell>
          <table:table-cell table:number-columns-repeated="3"/>
        </table:table-row>
        <table:table-row table:style-name="ro1">
          <table:table-cell office:value-type="float" office:value="0.00041462" calcext:value-type="float">
            <text:p>0.00041462</text:p>
          </table:table-cell>
          <table:table-cell office:value-type="float" office:value="0.00069948" calcext:value-type="float">
            <text:p>0.00069948</text:p>
          </table:table-cell>
          <table:table-cell office:value-type="float" office:value="0.00076834" calcext:value-type="float">
            <text:p>0.00076834</text:p>
          </table:table-cell>
          <table:table-cell office:value-type="float" office:value="0.00078326" calcext:value-type="float">
            <text:p>0.00078326</text:p>
          </table:table-cell>
          <table:table-cell office:value-type="float" office:value="0.00080408" calcext:value-type="float">
            <text:p>0.00080408</text:p>
          </table:table-cell>
          <table:table-cell office:value-type="float" office:value="0.0007933" calcext:value-type="float">
            <text:p>0.0007933</text:p>
          </table:table-cell>
          <table:table-cell table:number-columns-repeated="3"/>
        </table:table-row>
        <table:table-row table:style-name="ro1">
          <table:table-cell office:value-type="float" office:value="0.00053066" calcext:value-type="float">
            <text:p>0.00053066</text:p>
          </table:table-cell>
          <table:table-cell office:value-type="float" office:value="0.00078646" calcext:value-type="float">
            <text:p>0.00078646</text:p>
          </table:table-cell>
          <table:table-cell office:value-type="float" office:value="0.00074854" calcext:value-type="float">
            <text:p>0.00074854</text:p>
          </table:table-cell>
          <table:table-cell office:value-type="float" office:value="0.00078462" calcext:value-type="float">
            <text:p>0.00078462</text:p>
          </table:table-cell>
          <table:table-cell office:value-type="float" office:value="0.00086124" calcext:value-type="float">
            <text:p>0.00086124</text:p>
          </table:table-cell>
          <table:table-cell office:value-type="float" office:value="0.00080622" calcext:value-type="float">
            <text:p>0.00080622</text:p>
          </table:table-cell>
          <table:table-cell table:number-columns-repeated="3"/>
        </table:table-row>
        <table:table-row table:style-name="ro1">
          <table:table-cell office:value-type="float" office:value="0.00041804" calcext:value-type="float">
            <text:p>0.00041804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78412" calcext:value-type="float">
            <text:p>0.00078412</text:p>
          </table:table-cell>
          <table:table-cell office:value-type="float" office:value="0.00085678" calcext:value-type="float">
            <text:p>0.00085678</text:p>
          </table:table-cell>
          <table:table-cell office:value-type="float" office:value="0.00083908" calcext:value-type="float">
            <text:p>0.00083908</text:p>
          </table:table-cell>
          <table:table-cell table:number-columns-repeated="3"/>
        </table:table-row>
        <table:table-row table:style-name="ro1">
          <table:table-cell office:value-type="float" office:value="0.00052374" calcext:value-type="float">
            <text:p>0.00052374</text:p>
          </table:table-cell>
          <table:table-cell office:value-type="float" office:value="0.00070768" calcext:value-type="float">
            <text:p>0.00070768</text:p>
          </table:table-cell>
          <table:table-cell office:value-type="float" office:value="0.00077064" calcext:value-type="float">
            <text:p>0.00077064</text:p>
          </table:table-cell>
          <table:table-cell office:value-type="float" office:value="0.00080614" calcext:value-type="float">
            <text:p>0.00080614</text:p>
          </table:table-cell>
          <table:table-cell office:value-type="float" office:value="0.00081326" calcext:value-type="float">
            <text:p>0.00081326</text:p>
          </table:table-cell>
          <table:table-cell office:value-type="float" office:value="0.00080674" calcext:value-type="float">
            <text:p>0.00080674</text:p>
          </table:table-cell>
          <table:table-cell table:number-columns-repeated="3"/>
        </table:table-row>
        <table:table-row table:style-name="ro1">
          <table:table-cell office:value-type="float" office:value="0.00051726" calcext:value-type="float">
            <text:p>0.00051726</text:p>
          </table:table-cell>
          <table:table-cell office:value-type="float" office:value="0.00071856" calcext:value-type="float">
            <text:p>0.00071856</text:p>
          </table:table-cell>
          <table:table-cell office:value-type="float" office:value="0.00077106" calcext:value-type="float">
            <text:p>0.00077106</text:p>
          </table:table-cell>
          <table:table-cell office:value-type="float" office:value="0.00080908" calcext:value-type="float">
            <text:p>0.00080908</text:p>
          </table:table-cell>
          <table:table-cell office:value-type="float" office:value="0.0008016" calcext:value-type="float">
            <text:p>0.0008016</text:p>
          </table:table-cell>
          <table:table-cell office:value-type="float" office:value="0.00079726" calcext:value-type="float">
            <text:p>0.00079726</text:p>
          </table:table-cell>
          <table:table-cell table:number-columns-repeated="3"/>
        </table:table-row>
        <table:table-row table:style-name="ro1">
          <table:table-cell office:value-type="float" office:value="0.00057028" calcext:value-type="float">
            <text:p>0.00057028</text:p>
          </table:table-cell>
          <table:table-cell office:value-type="float" office:value="0.00076406" calcext:value-type="float">
            <text:p>0.00076406</text:p>
          </table:table-cell>
          <table:table-cell office:value-type="float" office:value="0.00070738" calcext:value-type="float">
            <text:p>0.00070738</text:p>
          </table:table-cell>
          <table:table-cell office:value-type="float" office:value="0.00075698" calcext:value-type="float">
            <text:p>0.00075698</text:p>
          </table:table-cell>
          <table:table-cell office:value-type="float" office:value="0.0007707" calcext:value-type="float">
            <text:p>0.0007707</text:p>
          </table:table-cell>
          <table:table-cell office:value-type="float" office:value="0.00077406" calcext:value-type="float">
            <text:p>0.00077406</text:p>
          </table:table-cell>
          <table:table-cell table:number-columns-repeated="3"/>
        </table:table-row>
        <table:table-row table:style-name="ro1">
          <table:table-cell office:value-type="float" office:value="0.0005086" calcext:value-type="float">
            <text:p>0.0005086</text:p>
          </table:table-cell>
          <table:table-cell office:value-type="float" office:value="0.00073142" calcext:value-type="float">
            <text:p>0.00073142</text:p>
          </table:table-cell>
          <table:table-cell office:value-type="float" office:value="0.00072426" calcext:value-type="float">
            <text:p>0.00072426</text:p>
          </table:table-cell>
          <table:table-cell office:value-type="float" office:value="0.0007822" calcext:value-type="float">
            <text:p>0.0007822</text:p>
          </table:table-cell>
          <table:table-cell office:value-type="float" office:value="0.00078912" calcext:value-type="float">
            <text:p>0.00078912</text:p>
          </table:table-cell>
          <table:table-cell office:value-type="float" office:value="0.00084974" calcext:value-type="float">
            <text:p>0.00084974</text:p>
          </table:table-cell>
          <table:table-cell table:number-columns-repeated="3"/>
        </table:table-row>
        <table:table-row table:style-name="ro1">
          <table:table-cell office:value-type="float" office:value="0.00056724" calcext:value-type="float">
            <text:p>0.00056724</text:p>
          </table:table-cell>
          <table:table-cell office:value-type="float" office:value="0.00075548" calcext:value-type="float">
            <text:p>0.00075548</text:p>
          </table:table-cell>
          <table:table-cell office:value-type="float" office:value="0.00074702" calcext:value-type="float">
            <text:p>0.00074702</text:p>
          </table:table-cell>
          <table:table-cell office:value-type="float" office:value="0.00079628" calcext:value-type="float">
            <text:p>0.00079628</text:p>
          </table:table-cell>
          <table:table-cell office:value-type="float" office:value="0.00081098" calcext:value-type="float">
            <text:p>0.00081098</text:p>
          </table:table-cell>
          <table:table-cell office:value-type="float" office:value="0.0008045" calcext:value-type="float">
            <text:p>0.0008045</text:p>
          </table:table-cell>
          <table:table-cell table:number-columns-repeated="3"/>
        </table:table-row>
        <table:table-row table:style-name="ro1">
          <table:table-cell office:value-type="float" office:value="0.00052164" calcext:value-type="float">
            <text:p>0.00052164</text:p>
          </table:table-cell>
          <table:table-cell office:value-type="float" office:value="0.00071142" calcext:value-type="float">
            <text:p>0.00071142</text:p>
          </table:table-cell>
          <table:table-cell office:value-type="float" office:value="0.00073058" calcext:value-type="float">
            <text:p>0.00073058</text:p>
          </table:table-cell>
          <table:table-cell office:value-type="float" office:value="0.00079306" calcext:value-type="float">
            <text:p>0.00079306</text:p>
          </table:table-cell>
          <table:table-cell office:value-type="float" office:value="0.00077834" calcext:value-type="float">
            <text:p>0.00077834</text:p>
          </table:table-cell>
          <table:table-cell office:value-type="float" office:value="0.00080122" calcext:value-type="float">
            <text:p>0.00080122</text:p>
          </table:table-cell>
          <table:table-cell table:number-columns-repeated="3"/>
        </table:table-row>
        <table:table-row table:style-name="ro1">
          <table:table-cell office:value-type="float" office:value="0.00046698" calcext:value-type="float">
            <text:p>0.00046698</text:p>
          </table:table-cell>
          <table:table-cell office:value-type="float" office:value="0.0007025" calcext:value-type="float">
            <text:p>0.0007025</text:p>
          </table:table-cell>
          <table:table-cell office:value-type="float" office:value="0.00073352" calcext:value-type="float">
            <text:p>0.00073352</text:p>
          </table:table-cell>
          <table:table-cell office:value-type="float" office:value="0.0007863" calcext:value-type="float">
            <text:p>0.0007863</text:p>
          </table:table-cell>
          <table:table-cell office:value-type="float" office:value="0.00079312" calcext:value-type="float">
            <text:p>0.00079312</text:p>
          </table:table-cell>
          <table:table-cell office:value-type="float" office:value="0.00086968" calcext:value-type="float">
            <text:p>0.00086968</text:p>
          </table:table-cell>
          <table:table-cell table:number-columns-repeated="3"/>
        </table:table-row>
        <table:table-row table:style-name="ro1">
          <table:table-cell office:value-type="float" office:value="0.0004703" calcext:value-type="float">
            <text:p>0.0004703</text:p>
          </table:table-cell>
          <table:table-cell office:value-type="float" office:value="0.00069906" calcext:value-type="float">
            <text:p>0.00069906</text:p>
          </table:table-cell>
          <table:table-cell office:value-type="float" office:value="0.00070604" calcext:value-type="float">
            <text:p>0.00070604</text:p>
          </table:table-cell>
          <table:table-cell office:value-type="float" office:value="0.00080686" calcext:value-type="float">
            <text:p>0.00080686</text:p>
          </table:table-cell>
          <table:table-cell office:value-type="float" office:value="0.00080738" calcext:value-type="float">
            <text:p>0.00080738</text:p>
          </table:table-cell>
          <table:table-cell office:value-type="float" office:value="0.00083622" calcext:value-type="float">
            <text:p>0.00083622</text:p>
          </table:table-cell>
          <table:table-cell table:number-columns-repeated="3"/>
        </table:table-row>
        <table:table-row table:style-name="ro1">
          <table:table-cell office:value-type="float" office:value="0.00052194" calcext:value-type="float">
            <text:p>0.00052194</text:p>
          </table:table-cell>
          <table:table-cell office:value-type="float" office:value="0.00070636" calcext:value-type="float">
            <text:p>0.00070636</text:p>
          </table:table-cell>
          <table:table-cell office:value-type="float" office:value="0.00075582" calcext:value-type="float">
            <text:p>0.00075582</text:p>
          </table:table-cell>
          <table:table-cell office:value-type="float" office:value="0.0008251" calcext:value-type="float">
            <text:p>0.0008251</text:p>
          </table:table-cell>
          <table:table-cell office:value-type="float" office:value="0.00078994" calcext:value-type="float">
            <text:p>0.00078994</text:p>
          </table:table-cell>
          <table:table-cell office:value-type="float" office:value="0.00083814" calcext:value-type="float">
            <text:p>0.00083814</text:p>
          </table:table-cell>
          <table:table-cell table:number-columns-repeated="3"/>
        </table:table-row>
        <table:table-row table:style-name="ro1">
          <table:table-cell office:value-type="float" office:value="0.00044582" calcext:value-type="float">
            <text:p>0.00044582</text:p>
          </table:table-cell>
          <table:table-cell office:value-type="float" office:value="0.00073274" calcext:value-type="float">
            <text:p>0.00073274</text:p>
          </table:table-cell>
          <table:table-cell office:value-type="float" office:value="0.00067552" calcext:value-type="float">
            <text:p>0.00067552</text:p>
          </table:table-cell>
          <table:table-cell office:value-type="float" office:value="0.00081454" calcext:value-type="float">
            <text:p>0.00081454</text:p>
          </table:table-cell>
          <table:table-cell office:value-type="float" office:value="0.00078072" calcext:value-type="float">
            <text:p>0.00078072</text:p>
          </table:table-cell>
          <table:table-cell office:value-type="float" office:value="0.00085502" calcext:value-type="float">
            <text:p>0.00085502</text:p>
          </table:table-cell>
          <table:table-cell table:number-columns-repeated="3"/>
        </table:table-row>
        <table:table-row table:style-name="ro1">
          <table:table-cell office:value-type="float" office:value="0.00050692" calcext:value-type="float">
            <text:p>0.00050692</text:p>
          </table:table-cell>
          <table:table-cell office:value-type="float" office:value="0.00071838" calcext:value-type="float">
            <text:p>0.00071838</text:p>
          </table:table-cell>
          <table:table-cell office:value-type="float" office:value="0.0007027" calcext:value-type="float">
            <text:p>0.0007027</text:p>
          </table:table-cell>
          <table:table-cell office:value-type="float" office:value="0.00079032" calcext:value-type="float">
            <text:p>0.00079032</text:p>
          </table:table-cell>
          <table:table-cell office:value-type="float" office:value="0.00077898" calcext:value-type="float">
            <text:p>0.00077898</text:p>
          </table:table-cell>
          <table:table-cell office:value-type="float" office:value="0.00084624" calcext:value-type="float">
            <text:p>0.00084624</text:p>
          </table:table-cell>
          <table:table-cell table:number-columns-repeated="3"/>
        </table:table-row>
        <table:table-row table:style-name="ro1">
          <table:table-cell office:value-type="float" office:value="0.00050494" calcext:value-type="float">
            <text:p>0.00050494</text:p>
          </table:table-cell>
          <table:table-cell office:value-type="float" office:value="0.00074412" calcext:value-type="float">
            <text:p>0.00074412</text:p>
          </table:table-cell>
          <table:table-cell office:value-type="float" office:value="0.00074558" calcext:value-type="float">
            <text:p>0.00074558</text:p>
          </table:table-cell>
          <table:table-cell office:value-type="float" office:value="0.00079148" calcext:value-type="float">
            <text:p>0.00079148</text:p>
          </table:table-cell>
          <table:table-cell office:value-type="float" office:value="0.00076496" calcext:value-type="float">
            <text:p>0.00076496</text:p>
          </table:table-cell>
          <table:table-cell office:value-type="float" office:value="0.00076106" calcext:value-type="float">
            <text:p>0.00076106</text:p>
          </table:table-cell>
          <table:table-cell table:number-columns-repeated="3"/>
        </table:table-row>
        <table:table-row table:style-name="ro1">
          <table:table-cell office:value-type="float" office:value="0.00049442" calcext:value-type="float">
            <text:p>0.00049442</text:p>
          </table:table-cell>
          <table:table-cell office:value-type="float" office:value="0.00075002" calcext:value-type="float">
            <text:p>0.00075002</text:p>
          </table:table-cell>
          <table:table-cell office:value-type="float" office:value="0.00069692" calcext:value-type="float">
            <text:p>0.00069692</text:p>
          </table:table-cell>
          <table:table-cell office:value-type="float" office:value="0.00079136" calcext:value-type="float">
            <text:p>0.00079136</text:p>
          </table:table-cell>
          <table:table-cell office:value-type="float" office:value="0.00080422" calcext:value-type="float">
            <text:p>0.00080422</text:p>
          </table:table-cell>
          <table:table-cell office:value-type="float" office:value="0.00078152" calcext:value-type="float">
            <text:p>0.00078152</text:p>
          </table:table-cell>
          <table:table-cell table:number-columns-repeated="3"/>
        </table:table-row>
        <table:table-row table:style-name="ro1">
          <table:table-cell office:value-type="float" office:value="0.00018376" calcext:value-type="float">
            <text:p>0.00018376</text:p>
          </table:table-cell>
          <table:table-cell office:value-type="float" office:value="0.00075546" calcext:value-type="float">
            <text:p>0.00075546</text:p>
          </table:table-cell>
          <table:table-cell office:value-type="float" office:value="0.0006906" calcext:value-type="float">
            <text:p>0.0006906</text:p>
          </table:table-cell>
          <table:table-cell office:value-type="float" office:value="0.00077256" calcext:value-type="float">
            <text:p>0.00077256</text:p>
          </table:table-cell>
          <table:table-cell office:value-type="float" office:value="0.00077612" calcext:value-type="float">
            <text:p>0.00077612</text:p>
          </table:table-cell>
          <table:table-cell office:value-type="float" office:value="0.00075558" calcext:value-type="float">
            <text:p>0.00075558</text:p>
          </table:table-cell>
          <table:table-cell table:number-columns-repeated="3"/>
        </table:table-row>
        <table:table-row table:style-name="ro1">
          <table:table-cell office:value-type="float" office:value="0.0004696" calcext:value-type="float">
            <text:p>0.0004696</text:p>
          </table:table-cell>
          <table:table-cell office:value-type="float" office:value="0.0007647" calcext:value-type="float">
            <text:p>0.0007647</text:p>
          </table:table-cell>
          <table:table-cell office:value-type="float" office:value="0.0006573" calcext:value-type="float">
            <text:p>0.0006573</text:p>
          </table:table-cell>
          <table:table-cell office:value-type="float" office:value="0.00076754" calcext:value-type="float">
            <text:p>0.00076754</text:p>
          </table:table-cell>
          <table:table-cell office:value-type="float" office:value="0.00077658" calcext:value-type="float">
            <text:p>0.00077658</text:p>
          </table:table-cell>
          <table:table-cell office:value-type="float" office:value="0.0007488" calcext:value-type="float">
            <text:p>0.0007488</text:p>
          </table:table-cell>
          <table:table-cell table:number-columns-repeated="3"/>
        </table:table-row>
        <table:table-row table:style-name="ro1">
          <table:table-cell office:value-type="float" office:value="0.0005032" calcext:value-type="float">
            <text:p>0.0005032</text:p>
          </table:table-cell>
          <table:table-cell office:value-type="float" office:value="0.0007397" calcext:value-type="float">
            <text:p>0.0007397</text:p>
          </table:table-cell>
          <table:table-cell office:value-type="float" office:value="0.0007173" calcext:value-type="float">
            <text:p>0.0007173</text:p>
          </table:table-cell>
          <table:table-cell office:value-type="float" office:value="0.00078226" calcext:value-type="float">
            <text:p>0.00078226</text:p>
          </table:table-cell>
          <table:table-cell office:value-type="float" office:value="0.00076924" calcext:value-type="float">
            <text:p>0.00076924</text:p>
          </table:table-cell>
          <table:table-cell office:value-type="float" office:value="0.00085768" calcext:value-type="float">
            <text:p>0.00085768</text:p>
          </table:table-cell>
          <table:table-cell table:number-columns-repeated="3"/>
        </table:table-row>
        <table:table-row table:style-name="ro1">
          <table:table-cell office:value-type="float" office:value="0.00055286" calcext:value-type="float">
            <text:p>0.00055286</text:p>
          </table:table-cell>
          <table:table-cell office:value-type="float" office:value="0.00077236" calcext:value-type="float">
            <text:p>0.00077236</text:p>
          </table:table-cell>
          <table:table-cell office:value-type="float" office:value="0.00073256" calcext:value-type="float">
            <text:p>0.00073256</text:p>
          </table:table-cell>
          <table:table-cell office:value-type="float" office:value="0.00078692" calcext:value-type="float">
            <text:p>0.00078692</text:p>
          </table:table-cell>
          <table:table-cell office:value-type="float" office:value="0.00078526" calcext:value-type="float">
            <text:p>0.00078526</text:p>
          </table:table-cell>
          <table:table-cell office:value-type="float" office:value="0.00076344" calcext:value-type="float">
            <text:p>0.00076344</text:p>
          </table:table-cell>
          <table:table-cell table:number-columns-repeated="3"/>
        </table:table-row>
        <table:table-row table:style-name="ro1">
          <table:table-cell office:value-type="float" office:value="0.0002803" calcext:value-type="float">
            <text:p>0.0002803</text:p>
          </table:table-cell>
          <table:table-cell office:value-type="float" office:value="0.00075186" calcext:value-type="float">
            <text:p>0.00075186</text:p>
          </table:table-cell>
          <table:table-cell office:value-type="float" office:value="0.00070354" calcext:value-type="float">
            <text:p>0.00070354</text:p>
          </table:table-cell>
          <table:table-cell office:value-type="float" office:value="0.00078438" calcext:value-type="float">
            <text:p>0.00078438</text:p>
          </table:table-cell>
          <table:table-cell office:value-type="float" office:value="0.00080386" calcext:value-type="float">
            <text:p>0.00080386</text:p>
          </table:table-cell>
          <table:table-cell office:value-type="float" office:value="0.00075936" calcext:value-type="float">
            <text:p>0.0007593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20:36:43.883117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9:55:38.740065872</meta:creation-date>
    <dc:date>2017-03-14T20:44:00.305801974</dc:date>
    <meta:editing-duration>PT13M48S</meta:editing-duration>
    <meta:editing-cycles>7</meta:editing-cycles>
    <meta:generator>LibreOffice/5.2.2.2$Linux_X86_64 LibreOffice_project/20m0$Build-2</meta:generator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02cm" svg:y="0.315cm" chart:style-name="ch2">
          <text:p>Test 2</text:p>
        </chart:title>
        <chart:plot-area chart:style-name="ch3" table:cell-range-address="Sheet1.H2:Sheet1.I7" chart:data-source-has-labels="column" svg:x="1.318cm" svg:y="1.288cm" svg:width="14.362cm" svg:height="6.564cm">
          <chartooo:coordinate-region svg:x="2.667cm" svg:y="1.487cm" svg:width="12.668cm" svg:height="5.718cm"/>
          <chart:axis chart:dimension="x" chart:name="primary-x" chart:style-name="ch4" chartooo:axis-type="auto">
            <chartooo:date-scale/>
            <chart:title svg:x="6.834cm" svg:y="8.033cm" chart:style-name="ch5">
              <text:p>Transaction Interval (s)</text:p>
            </chart:title>
            <chart:categories table:cell-range-address="Sheet1.H2:Sheet1.H7"/>
          </chart:axis>
          <chart:axis chart:dimension="y" chart:name="primary-y" chart:style-name="ch4">
            <chart:title svg:x="0.451cm" svg:y="5.203cm" chart:style-name="ch6">
              <text:p>Time (s)</text:p>
            </chart:title>
            <chart:grid chart:style-name="ch7" chart:class="major"/>
          </chart:axis>
          <chart:series chart:style-name="ch8" chart:values-cell-range-address="Sheet1.I2:Sheet1.I7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0.0s</text:p>
                <draw:g>
                  <svg:desc>Sheet1.H2:Sheet1.H7</svg:desc>
                </draw:g>
              </table:table-cell>
              <table:table-cell office:value-type="float" office:value="0.000486288">
                <text:p>0.000486288</text:p>
                <draw:g>
                  <svg:desc>Sheet1.I2:Sheet1.I7</svg:desc>
                </draw:g>
              </table:table-cell>
            </table:table-row>
            <table:table-row>
              <table:table-cell office:value-type="string">
                <text:p>0.2s</text:p>
              </table:table-cell>
              <table:table-cell office:value-type="float" office:value="0.000741036">
                <text:p>0.000741036</text:p>
              </table:table-cell>
            </table:table-row>
            <table:table-row>
              <table:table-cell office:value-type="string">
                <text:p>0.4s</text:p>
              </table:table-cell>
              <table:table-cell office:value-type="float" office:value="0.000723551333333333">
                <text:p>0.000723551333333333</text:p>
              </table:table-cell>
            </table:table-row>
            <table:table-row>
              <table:table-cell office:value-type="string">
                <text:p>0.6s</text:p>
              </table:table-cell>
              <table:table-cell office:value-type="float" office:value="0.000785791333333333">
                <text:p>0.000785791333333333</text:p>
              </table:table-cell>
            </table:table-row>
            <table:table-row>
              <table:table-cell office:value-type="string">
                <text:p>0.8s</text:p>
              </table:table-cell>
              <table:table-cell office:value-type="float" office:value="0.000789822666666667">
                <text:p>0.000789822666666667</text:p>
              </table:table-cell>
            </table:table-row>
            <table:table-row>
              <table:table-cell office:value-type="string">
                <text:p>1.0s</text:p>
              </table:table-cell>
              <table:table-cell office:value-type="float" office:value="0.000806076666666667">
                <text:p>0.00080607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